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  <style:font-face style:name="PP Pier Sans Bold1" svg:font-family="'PP Pier Sans Bold'" style:font-adornments="Regular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PP Pier Sans Bold1"/>
    </style:style>
    <style:style style:name="P2" style:family="paragraph" style:parent-style-name="Standard">
      <style:text-properties style:font-name="PP Pier Sans Bold"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PP Pier Sans Bold" fo:font-weight="bold" style:font-weight-asian="bold" style:font-weight-complex="bold"/>
    </style:style>
    <style:style style:name="P4" style:family="paragraph" style:parent-style-name="Standard">
      <style:text-properties style:font-name="PP Pier Sans Bold" fo:font-weight="bold" officeooo:paragraph-rsid="001264d2" style:font-weight-asian="bold" style:font-weight-complex="bold"/>
    </style:style>
    <style:style style:name="P5" style:family="paragraph" style:parent-style-name="Standard">
      <style:text-properties style:font-name="PP Pier Sans" fo:font-weight="bold" officeooo:rsid="001420e5" officeooo:paragraph-rsid="001420e5" style:font-weight-asian="bold" style:font-weight-complex="bold"/>
    </style:style>
    <style:style style:name="P6" style:family="paragraph" style:parent-style-name="Standard">
      <style:text-properties style:font-name="PP Pier Sans" fo:font-weight="normal" officeooo:rsid="001264d2" officeooo:paragraph-rsid="001264d2" style:font-weight-asian="normal" style:font-weight-complex="normal"/>
    </style:style>
    <style:style style:name="P7" style:family="paragraph" style:parent-style-name="Standard">
      <style:text-properties style:font-name="PP Pier Sans" fo:font-weight="normal" style:font-weight-asian="normal" style:font-weight-complex="normal"/>
    </style:style>
    <style:style style:name="P8" style:family="paragraph" style:parent-style-name="Standard">
      <style:text-properties style:font-name="PP Pier Sans" fo:font-weight="normal" officeooo:rsid="00134a02" officeooo:paragraph-rsid="00134a02" style:font-weight-asian="normal" style:font-weight-complex="normal"/>
    </style:style>
    <style:style style:name="P9" style:family="paragraph" style:parent-style-name="Standard">
      <style:text-properties style:font-name="PP Pier Sans" fo:font-weight="normal" officeooo:rsid="001420e5" officeooo:paragraph-rsid="001420e5" style:font-weight-asian="normal" style:font-weight-complex="normal"/>
    </style:style>
    <style:style style:name="P10" style:family="paragraph" style:parent-style-name="Standard">
      <style:text-properties style:font-name="PP Pier Sans" fo:font-weight="normal" officeooo:rsid="00134a02" officeooo:paragraph-rsid="00134a02" style:font-weight-asian="normal" style:font-weight-complex="normal"/>
    </style:style>
    <style:style style:name="P11" style:family="paragraph" style:parent-style-name="Standard">
      <style:text-properties style:font-name="PP Pier Sans" fo:font-weight="normal" style:font-weight-asian="normal" style:font-weight-complex="normal"/>
    </style:style>
    <style:style style:name="P12" style:family="paragraph" style:parent-style-name="Standard">
      <style:text-properties style:font-name="PP Pier Sans" fo:font-weight="normal" officeooo:rsid="001264d2" officeooo:paragraph-rsid="001264d2" style:font-weight-asian="normal" style:font-weight-complex="normal"/>
    </style:style>
    <style:style style:name="P13" style:family="paragraph" style:parent-style-name="Standard">
      <style:text-properties style:font-name="PP Pier Sans" fo:font-weight="normal" officeooo:rsid="00152423" officeooo:paragraph-rsid="00152423" style:font-weight-asian="normal" style:font-weight-complex="normal"/>
    </style:style>
    <style:style style:name="T1" style:family="text">
      <style:text-properties officeooo:rsid="001264d2"/>
    </style:style>
    <style:style style:name="T2" style:family="text">
      <style:text-properties style:text-position="super 58%"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64d2" style:font-weight-asian="bold" style:font-weight-complex="bold"/>
    </style:style>
    <style:style style:name="T5" style:family="text">
      <style:text-properties fo:font-weight="bold" officeooo:rsid="00134a0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4a02"/>
    </style:style>
    <style:style style:name="T8" style:family="text">
      <style:text-properties officeooo:rsid="001420e5"/>
    </style:style>
    <style:style style:name="T9" style:family="text">
      <style:text-properties officeooo:rsid="001524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avier Pedragosa Lozano<text:tab/><text:tab/>-<text:tab/>DAW2<text:tab/><text:tab/>-<text:tab/><text:tab/>Disseny d’interfícies</text:p>
      <text:p text:style-name="P6"/>
      <text:p text:style-name="P4"/>
      <text:h text:style-name="P1" text:outline-level="1"><text:bookmark text:name="yui_3_18_1_1_1759170827925_84"/>P1.1: Accessibilitat Web (W3C)</text:h>
      <text:p text:style-name="P4"/>
      <text:p text:style-name="P4">1. Què són les WCAG i quins objectius tenen?</text:p>
      <text:p text:style-name="P6">Les pautes d’accessibilitat per contingut web (Web Content Accessibility Guidelines) o WCAG, desenvolupades pel World Wide Web Consortium (W3C), són estàndards tècnics que ajuden a fer que el món digital sigui accessible a les persones amb diversitat funcional.</text:p>
      <text:p text:style-name="P6">Diversos accionistes, que inclouen grups pels drets dels discapacitats, agencies governamentals, i organitzacions per a la investigació de l’accessibilitat, van col·laborar per crear aquestes pautes, que són considerades l’estàndard universal per a l’accessibilitat digital.<text:a xlink:type="simple" xlink:href="https://www.wcag.com/resource/what-is-wcag/" text:style-name="Internet_20_link" text:visited-style-name="Visited_20_Internet_20_Link"><text:span text:style-name="T2">1</text:span></text:a></text:p>
      <text:p text:style-name="P6"><text:span text:style-name="T2"/></text:p>
      <text:p text:style-name="P6"/>
      <text:p text:style-name="P2">2. Quins són els quatre principis fonamentals d’accessibilitat web establerts pel</text:p>
      <text:p text:style-name="P2">W3C?</text:p>
      <text:p text:style-name="P6">Els quatre principis bàsics d’accessibilitat segons la WCAG són els següents:</text:p>
      <text:p text:style-name="P6"><text:tab/><text:span text:style-name="T3">1. [P]erceptible: </text:span>La informació ha de ser perceptible per la gent utilitzant només un </text:p>
      <text:p text:style-name="P7"><text:tab/><text:span text:style-name="T1">dels sentits, de manera que s’entengui tot el contingut relacionat.</text:span></text:p>
      <text:p text:style-name="P7"/>
      <text:p text:style-name="P7"><text:tab/><text:span text:style-name="T4">2.[O]perable: </text:span><text:span text:style-name="T1">Els usuaris finals han de ser capaços d’interactuar amb tots els <text:tab/>elements de la pàgina web. Per exemple, la web ha de ser fàcilment navegable<text:tab/>utilitzant només el teclat o controls per veu per a usuaris sense la capacitat<text:tab/>d’utilitzar el ratolí.</text:span></text:p>
      <text:p text:style-name="P7"><text:tab/></text:p>
      <text:p text:style-name="P7"><text:tab/><text:span text:style-name="T4">3.</text:span><text:span text:style-name="T5">Comprensible ([U]nderstandable): </text:span><text:span text:style-name="T7">El principi és tal i com sembla, l’usuari <text:tab/>final ha de ser capaç d’entendre el contingut de la pàgina i la informació<text:tab/><text:tab/>funcional.</text:span></text:p>
      <text:p text:style-name="P7"/>
      <text:p text:style-name="P7"><text:tab/><text:span text:style-name="T5">4.[R]obust: </text:span><text:span text:style-name="T7">La pàgina web ha de comunicar efectivament la informació a <text:tab/><text:tab/><text:tab/>tots els usuaris, incloent-hi aquells usuaris que utilitzin tecnologies auxiliars, <text:tab/><text:tab/>i ha de continuar sent compatible amb futures tecnologies, necessitats dels <text:tab/><text:tab/>usuaris, i tecnologies en evolució.</text:span></text:p>
      <text:p text:style-name="P7"/>
      <text:p text:style-name="P7"/>
      <text:p text:style-name="P2">3. Quina diferència hi ha entre WCAG 2.1, WCAG 2.2 i altres versions?</text:p>
      <text:p text:style-name="P8">La principal diferència, a part de les actualitzacions en general, és que adreçen les necessitats i marquen pautes per a dispositius mòbils i tauletes, <text:span text:style-name="T9">a causa de l’emergència d’aquestes tecnologies i el gran porcentatge dels usuaris totals que representen.</text:span></text:p>
      <text:p text:style-name="P3">4. Quins criteris de conformitat (nivells A, AA, AAA) hi ha i què impliquen?</text:p>
      <text:p text:style-name="P8">Els criteris van de menor a major exigència en quant a l’accessibilitat:</text:p>
      <text:p text:style-name="P8"/>
      <text:p text:style-name="P8"><text:span text:style-name="T3">· </text:span>El nivell A representa els requeriments mínims que hauria de complir qualsevol lloc web, com ara accessibilitat a través de teclat, formularis clarament etiquetats, compatibilitat amb tecnologies auxiliars, i proporcionar informació i/o instruccions clares.</text:p>
      <text:p text:style-name="P8"/>
      <text:p text:style-name="P8"><text:span text:style-name="T3">· </text:span><text:span text:style-name="T8">El nivell AA representa el nivell mitjà del que representaria una accessibilitat forta. A part de complir amb tots els requisits del nivell A, s’hauria de complir també amb els següents: Contrast correcte entre text i fons de pantalla, contingut correctament encapçalat i ordenat, els elements de navegació han de ser consistents a través de tot el lloc web...</text:span></text:p>
      <text:p text:style-name="P8"/>
      <text:p text:style-name="P5">· <text:span text:style-name="T6">El nivell AAA és el nivell més alt d’accessibilitat, que satisfà els nivells A, AA, i 28 criteris addicionals entre els quals s’inclouen: Un mínim de contrast de 7 a 1 entre el text i els fons, traducció a idioma de signes per contingut en vídeo pregrabat i audiodescripció expandida per contingut en vídeo pregrabat.</text:span></text:p>
      <text:p text:style-name="P5"><text:span text:style-name="T6"/></text:p>
      <text:p text:style-name="P2">5. Com s’avalua l’accessibilitat d’un lloc web segons el W3C?</text:p>
      <text:p text:style-name="P9">Encara que hi ha diverses eines gratuïtes a la xarxa, com ara l’eina WAVE o la IBM Equal Access Accessibility Checker, són eines automatitzades i la veritable avaluació s’hauria de fer amb persones <text:span text:style-name="T9">reals per a ser rigurosos i assegurar que la usabilitat i la accessibilitat del lloc web són els esperats.</text:span></text:p>
      <text:p text:style-name="P7"/>
      <text:p text:style-name="P7"/>
      <text:p text:style-name="P2">6. Quines lleis obliguen a complir les directrius WCAG en l’àmbit europeu o</text:p>
      <text:p text:style-name="P2">espanyol?</text:p>
      <text:p text:style-name="P13">Sí, i en destaquen la Directiva Europea 2019/882, coneguda com a Acta Europea d’Accessibilitat, que fixa requeriments d’accessibilitat per productes i serveis, incloent-hi els digitals. També existeixen l’Estàndard EN 301 549 i la Directiva 2016/2102.</text:p>
      <text:p text:style-name="P13"/>
      <text:p text:style-name="P13">A nivell nacional, tenim la Llei 11/2023 que trasposa l’Acta Europea d’Accessibilitat al dret nacional, el Reial Decret 1112/2018 que estableix obligacions d’accessibilitat per a llocs web i aplicacions del sector públic, i diverses normatives autonòmiqu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  <style:font-face style:name="PP Pier Sans Bold1" svg:font-family="'PP Pier Sans Bold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20:34:12.645873207</meta:creation-date>
    <dc:date>2025-09-30T19:36:35.647980590</dc:date>
    <meta:editing-duration>PT10M3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7" meta:word-count="621" meta:character-count="4053" meta:non-whitespace-character-count="3438"/>
  </office:meta>
</office:document-meta>
</file>